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 PLUS 1p" svg:font-family="'M PLUS 1p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dash" draw:stroke-dash="Dashed_20__28_var_29__20_4" svg:stroke-width="0.02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eeeee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marker-start="msArrow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M PLUS 1p" fo:font-size="10pt" fo:letter-spacing="normal" fo:font-style="normal" style:text-underline-style="none" fo:font-weight="normal" style:font-name-asian="M PLUS 1p" style:font-size-asian="10pt" style:font-style-asian="normal" style:font-weight-asian="normal" style:font-name-complex="M PLUS 1p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M PLUS 1p" fo:font-size="14pt" fo:letter-spacing="normal" fo:font-style="normal" style:text-underline-style="none" fo:font-weight="normal" style:font-name-asian="M PLUS 1p" style:font-size-asian="14pt" style:font-style-asian="normal" style:font-weight-asian="normal" style:font-name-complex="M PLUS 1p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54;p13" draw:style-name="gr1" draw:text-style-name="P1" draw:layer="layout" svg:width="2.091cm" svg:height="2.091cm" svg:x="1.658cm" svg:y="2.217cm">
          <text:p text:style-name="P3"><text:span text:style-name="T1"/></text:p>
          <draw:enhanced-geometry draw:mirror-horizontal="false" draw:mirror-vertical="false" draw:text-areas="?f10 ?f13 ?f11 ?f14" svg:viewBox="0 0 0 0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position="?f2 ?f12" draw:handle-radius-range-maximum="50000" draw:handle-radius-range-minimum="0"/>
          </draw:enhanced-geometry>
        </draw:custom-shape>
        <draw:custom-shape draw:name="Google Shape;55;p13" draw:style-name="gr2" draw:text-style-name="P2" draw:layer="layout" svg:width="1.933cm" svg:height="0.001cm" svg:x="4.065cm" svg:y="3.3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;p13" draw:style-name="gr2" draw:text-style-name="P2" draw:layer="layout" svg:width="3.052cm" svg:height="0.001cm" svg:x="9.222cm" svg:y="3.381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57;p13">
          <draw:g draw:name="Google Shape;58;p13">
            <draw:custom-shape draw:name="Google Shape;59;p13" draw:style-name="gr1" draw:text-style-name="P1" draw:layer="layout" svg:width="1.354cm" svg:height="2.656cm" svg:x="6.933cm" svg:y="1.934cm">
              <text:p text:style-name="P3"><text:span text:style-name="T1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60;p13" draw:style-name="gr1" draw:text-style-name="P1" draw:layer="layout" svg:width="1.381cm" svg:height="2.275cm" svg:x="6.92cm" svg:y="2.118cm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61;p13" draw:style-name="gr1" draw:text-style-name="P1" draw:layer="layout" svg:width="0.657cm" svg:height="0.091cm" svg:x="7.282cm" svg:y="4.433cm">
            <text:p text:style-name="P3"><text:span text:style-name="T1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62;p13">
          <draw:custom-shape draw:name="Google Shape;63;p13" draw:style-name="gr1" draw:text-style-name="P1" draw:layer="layout" svg:width="2.907cm" svg:height="1.407cm" svg:x="13.121cm" svg:y="2.217cm">
            <text:p text:style-name="P3"><text:span text:style-name="T1"/></text:p>
  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64;p13" draw:style-name="gr1" draw:text-style-name="P1" draw:layer="layout" svg:width="3.419cm" svg:height="0.407cm" svg:x="12.266cm" svg:y="3.624cm">
            <text:p text:style-name="P3"><text:span text:style-name="T1"/></text:p>
            <draw:enhanced-geometry draw:mirror-horizontal="false" draw:mirror-vertical="false" draw:text-areas="?f13 ?f14 ?f15 ?f16" svg:viewBox="0 0 0 0" draw:type="ooxml-parallelogram" draw:modifiers="213071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65;p13" draw:style-name="gr1" draw:text-style-name="P1" draw:layer="layout" svg:width="2.676cm" svg:height="1.295cm" svg:x="13.236cm" svg:y="2.273cm">
            <text:p text:style-name="P3"><text:span text:style-name="T1"/></text:p>
  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custom-shape draw:name="Google Shape;66;p13" draw:style-name="gr3" draw:text-style-name="P4" draw:layer="layout" svg:width="3.052cm" svg:height="1.101cm" svg:x="5.999cm" svg:y="4.657cm">
          <text:p text:style-name="P3"><text:span text:style-name="T1">mobile 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3" draw:style-name="gr3" draw:text-style-name="P4" draw:layer="layout" svg:width="3.052cm" svg:height="1.693cm" svg:x="1.303cm" svg:y="4.657cm">
          <text:p text:style-name="P3"><text:span text:style-name="T1">mocopi de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3" draw:style-name="gr3" draw:text-style-name="P4" draw:layer="layout" svg:width="3.052cm" svg:height="1.101cm" svg:x="12.621cm" svg:y="4.657cm">
          <text:p text:style-name="P3"><text:span text:style-name="T1">Compu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3" draw:style-name="gr3" draw:text-style-name="P4" draw:layer="layout" svg:width="4.419cm" svg:height="1.693cm" svg:x="8.775cm" svg:y="1.513cm">
          <text:p text:style-name="P3"><text:span text:style-name="T1">UDP</text:span></text:p>
          <text:p text:style-name="P3"><text:span text:style-name="T1">(default: 1235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3" draw:style-name="gr4" draw:text-style-name="P4" draw:layer="layout" svg:width="0.381cm" svg:height="7.551cm" draw:transform="rotate (-1.5707963267949) translate (8.933cm 6.42cm)">
          <text:p text:style-name="P3"><text:span text:style-name="T1"/></text:p>
          <draw:enhanced-geometry draw:mirror-horizontal="false" draw:mirror-vertical="false" draw:text-areas="0 ?f15 ?f14 ?f16" svg:viewBox="0 0 0 0" draw:type="ooxml-rightBrace" draw:modifiers="5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g draw:name="Google Shape;71;p13">
          <draw:custom-shape draw:name="Google Shape;72;p13" draw:style-name="gr1" draw:text-style-name="P1" draw:layer="layout" svg:width="3.052cm" svg:height="2.327cm" svg:x="3.697cm" svg:y="7.788cm">
            <text:p text:style-name="P3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3;p13" draw:style-name="gr1" draw:text-style-name="P1" draw:layer="layout" svg:width="0.289cm" svg:height="0.315cm" svg:x="3.697cm" svg:y="7.788cm">
            <text:p text:style-name="P3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4;p13" draw:style-name="gr1" draw:text-style-name="P1" draw:layer="layout" svg:width="2.762cm" svg:height="0.315cm" svg:x="3.987cm" svg:y="7.788cm">
            <text:p text:style-name="P3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75;p13" draw:style-name="gr3" draw:text-style-name="P4" draw:layer="layout" svg:width="3.407cm" svg:height="1.101cm" svg:x="3.697cm" svg:y="10.117cm">
          <text:p text:style-name="P3"><text:span text:style-name="T1">BVHSen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3" draw:style-name="gr2" draw:text-style-name="P2" draw:layer="layout" svg:width="3.052cm" svg:height="0.001cm" svg:x="9.222cm" svg:y="8.9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13" draw:style-name="gr3" draw:text-style-name="P4" draw:layer="layout" svg:width="4.419cm" svg:height="1.693cm" svg:x="8.775cm" svg:y="7.022cm">
          <text:p text:style-name="P3"><text:span text:style-name="T1">UDP</text:span></text:p>
          <text:p text:style-name="P3"><text:span text:style-name="T1">(default: 1235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78;p13">
          <draw:custom-shape draw:name="Google Shape;79;p13" draw:style-name="gr1" draw:text-style-name="P1" draw:layer="layout" svg:width="2.907cm" svg:height="1.407cm" svg:x="13.121cm" svg:y="7.979cm">
            <text:p text:style-name="P3"><text:span text:style-name="T1"/></text:p>
  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80;p13" draw:style-name="gr1" draw:text-style-name="P1" draw:layer="layout" svg:width="3.419cm" svg:height="0.407cm" svg:x="12.266cm" svg:y="9.387cm">
            <text:p text:style-name="P3"><text:span text:style-name="T1"/></text:p>
            <draw:enhanced-geometry draw:mirror-horizontal="false" draw:mirror-vertical="false" draw:text-areas="?f13 ?f14 ?f15 ?f16" svg:viewBox="0 0 0 0" draw:type="ooxml-parallelogram" draw:modifiers="213071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81;p13" draw:style-name="gr1" draw:text-style-name="P1" draw:layer="layout" svg:width="2.676cm" svg:height="1.295cm" svg:x="13.236cm" svg:y="8.035cm">
            <text:p text:style-name="P3"><text:span text:style-name="T1"/></text:p>
  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custom-shape draw:name="Google Shape;82;p13" draw:style-name="gr3" draw:text-style-name="P4" draw:layer="layout" svg:width="3.052cm" svg:height="1.101cm" svg:x="12.621cm" svg:y="9.92cm">
          <text:p text:style-name="P3"><text:span text:style-name="T1">Compu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3" draw:style-name="gr3" draw:text-style-name="P4" draw:layer="layout" svg:width="3.407cm" svg:height="1.101cm" svg:x="3.697cm" svg:y="6.657cm">
          <text:p text:style-name="P3"><text:span text:style-name="T1">Emul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3" draw:style-name="gr5" draw:text-style-name="P4" draw:layer="layout" svg:width="4.082cm" svg:height="8.09cm" svg:x="8.617cm" svg:y="1.408cm"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3" draw:style-name="gr3" draw:text-style-name="P4" draw:layer="layout" svg:width="7.577cm" svg:height="1.101cm" svg:x="7.802cm" svg:y="0.296cm">
          <text:p text:style-name="P3"><text:span text:style-name="T2">Scope of this 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1bc176714fc_0_0:notes" draw:style-name="gr6" draw:layer="layout" svg:width="16.932cm" svg:height="9.524cm" svg:x="1.059cm" svg:y="1.905cm" draw:page-number="1" presentation:class="page"/>
          <draw:frame draw:name="Google Shape;52;g1bc176714fc_0_0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Google Shape;90;p14" draw:style-name="gr7" draw:text-style-name="P1" draw:layer="layout" svg:width="3.491cm" svg:height="0.7cm" svg:x="3.491cm" svg:y="0.673cm">
          <text:p text:style-name="P3"><text:span text:style-name="T1">Mobile 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4" draw:style-name="gr7" draw:text-style-name="P1" draw:layer="layout" svg:width="3.491cm" svg:height="0.7cm" svg:x="15.101cm" svg:y="0.673cm">
          <text:p text:style-name="P3"><text:span text:style-name="T1">Recei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4" draw:style-name="gr8" draw:text-style-name="P2" draw:layer="layout" svg:width="0.001cm" svg:height="12.832cm" svg:x="5.237cm" svg:y="1.3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;p14" draw:style-name="gr8" draw:text-style-name="P2" draw:layer="layout" svg:width="0.001cm" svg:height="12.832cm" svg:x="16.846cm" svg:y="1.3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;p14" draw:style-name="gr2" draw:text-style-name="P2" draw:layer="layout" svg:width="11.524cm" svg:height="0.001cm" svg:x="5.272cm" svg:y="2.3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5;p14" draw:style-name="gr2" draw:text-style-name="P2" draw:layer="layout" svg:width="11.524cm" svg:height="0.001cm" svg:x="5.272cm" svg:y="4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;p14" draw:style-name="gr2" draw:text-style-name="P2" draw:layer="layout" svg:width="11.524cm" svg:height="0.001cm" svg:x="5.272cm" svg:y="5.4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;p14" draw:style-name="gr2" draw:text-style-name="P2" draw:layer="layout" svg:width="11.524cm" svg:height="0.001cm" svg:x="5.272cm" svg:y="6.2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;p14" draw:style-name="gr2" draw:text-style-name="P2" draw:layer="layout" svg:width="11.524cm" svg:height="0.001cm" svg:x="5.272cm" svg:y="6.8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;p14" draw:style-name="gr2" draw:text-style-name="P2" draw:layer="layout" svg:width="11.524cm" svg:height="0.001cm" svg:x="5.272cm" svg:y="4.0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;p14" draw:style-name="gr3" draw:text-style-name="P4" draw:layer="layout" svg:width="1.71cm" svg:height="1.101cm" svg:x="9.689cm" svg:y="1.455cm">
          <text:p text:style-name="P3"><text:span text:style-name="T1">sk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4" draw:style-name="gr3" draw:text-style-name="P4" draw:layer="layout" svg:width="1.71cm" svg:height="1.101cm" svg:x="9.689cm" svg:y="3.169cm">
          <text:p text:style-name="P3"><text:span text:style-name="T1">f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4" draw:style-name="gr3" draw:text-style-name="P4" draw:layer="layout" svg:width="1.71cm" svg:height="1.101cm" svg:x="9.689cm" svg:y="3.912cm">
          <text:p text:style-name="P3"><text:span text:style-name="T1">f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4" draw:style-name="gr3" draw:text-style-name="P4" draw:layer="layout" svg:width="1.71cm" svg:height="1.101cm" svg:x="9.689cm" svg:y="4.695cm">
          <text:p text:style-name="P3"><text:span text:style-name="T1">f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4" draw:style-name="gr3" draw:text-style-name="P4" draw:layer="layout" svg:width="1.71cm" svg:height="1.101cm" svg:x="9.689cm" svg:y="5.403cm">
          <text:p text:style-name="P3"><text:span text:style-name="T1">f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4" draw:style-name="gr3" draw:text-style-name="P4" draw:layer="layout" svg:width="1.71cm" svg:height="1.101cm" svg:x="9.689cm" svg:y="6.081cm">
          <text:p text:style-name="P3"><text:span text:style-name="T1">f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4" draw:style-name="gr3" draw:text-style-name="P4" draw:layer="layout" svg:width="1.438cm" svg:height="1.101cm" draw:transform="rotate (-1.5707963267949) translate (11.1cm 6.774cm)">
          <text:p text:style-name="P3"><text:span text:style-name="T1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4" draw:style-name="gr2" draw:text-style-name="P2" draw:layer="layout" svg:width="11.524cm" svg:height="0.001cm" svg:x="5.272cm" svg:y="8.6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8;p14" draw:style-name="gr2" draw:text-style-name="P2" draw:layer="layout" svg:width="11.524cm" svg:height="0.001cm" svg:x="5.272cm" svg:y="11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9;p14" draw:style-name="gr2" draw:text-style-name="P2" draw:layer="layout" svg:width="11.524cm" svg:height="0.001cm" svg:x="5.272cm" svg:y="11.8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0;p14" draw:style-name="gr2" draw:text-style-name="P2" draw:layer="layout" svg:width="11.524cm" svg:height="0.001cm" svg:x="5.272cm" svg:y="12.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1;p14" draw:style-name="gr2" draw:text-style-name="P2" draw:layer="layout" svg:width="11.524cm" svg:height="0.001cm" svg:x="5.272cm" svg:y="13.2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2;p14" draw:style-name="gr2" draw:text-style-name="P2" draw:layer="layout" svg:width="11.524cm" svg:height="0.001cm" svg:x="5.272cm" svg:y="10.4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;p14" draw:style-name="gr3" draw:text-style-name="P4" draw:layer="layout" svg:width="1.71cm" svg:height="1.101cm" svg:x="9.689cm" svg:y="7.795cm">
          <text:p text:style-name="P3"><text:span text:style-name="T1">sk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4" draw:style-name="gr3" draw:text-style-name="P4" draw:layer="layout" svg:width="1.71cm" svg:height="1.101cm" svg:x="9.689cm" svg:y="9.509cm">
          <text:p text:style-name="P3"><text:span text:style-name="T1">f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4" draw:style-name="gr3" draw:text-style-name="P4" draw:layer="layout" svg:width="1.71cm" svg:height="1.101cm" svg:x="9.689cm" svg:y="10.252cm">
          <text:p text:style-name="P3"><text:span text:style-name="T1">f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4" draw:style-name="gr3" draw:text-style-name="P4" draw:layer="layout" svg:width="1.71cm" svg:height="1.101cm" svg:x="9.689cm" svg:y="11.035cm">
          <text:p text:style-name="P3"><text:span text:style-name="T1">f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4" draw:style-name="gr3" draw:text-style-name="P4" draw:layer="layout" svg:width="1.71cm" svg:height="1.101cm" svg:x="9.689cm" svg:y="11.743cm">
          <text:p text:style-name="P3"><text:span text:style-name="T1">f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4" draw:style-name="gr3" draw:text-style-name="P4" draw:layer="layout" svg:width="1.71cm" svg:height="1.101cm" svg:x="9.689cm" svg:y="12.42cm">
          <text:p text:style-name="P3"><text:span text:style-name="T1">f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4" draw:style-name="gr3" draw:text-style-name="P4" draw:layer="layout" svg:width="1.438cm" svg:height="1.101cm" draw:transform="rotate (-1.5707963267949) translate (11.1cm 13.532cm)">
          <text:p text:style-name="P3"><text:span text:style-name="T1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7;g1bc41fa39ee_0_57:notes" draw:style-name="gr6" draw:layer="layout" svg:width="16.932cm" svg:height="9.524cm" svg:x="1.059cm" svg:y="1.905cm" draw:page-number="2" presentation:class="page"/>
          <draw:frame draw:name="Google Shape;88;g1bc41fa39ee_0_57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Google Shape;124;p15" draw:style-name="gr7" draw:text-style-name="P1" draw:layer="layout" svg:width="3.972cm" svg:height="2.209cm" svg:x="1.723cm" svg:y="2.881cm">
          <text:p text:style-name="P3"><text:span text:style-name="T1">length</text:span></text:p>
          <text:p text:style-name="P3"><text:span text:style-name="T1">[4 bytes,</text:span></text:p>
          <text:p text:style-name="P3"><text:span text:style-name="T1"><text:s/></text:span><text:span text:style-name="T1">little endian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5" draw:style-name="gr7" draw:text-style-name="P1" draw:layer="layout" svg:width="3.972cm" svg:height="2.209cm" svg:x="5.697cm" svg:y="2.881cm">
          <text:p text:style-name="P3"><text:span text:style-name="T1">field name</text:span></text:p>
          <text:p text:style-name="P3"><text:span text:style-name="T1">[4 byte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5" draw:style-name="gr7" draw:text-style-name="P1" draw:layer="layout" svg:width="9.089cm" svg:height="2.209cm" svg:x="9.67cm" svg:y="2.881cm">
          <text:p text:style-name="P3"><text:span text:style-name="T1">value</text:span></text:p>
          <text:p text:style-name="P3"><text:span text:style-name="T1">[length bytes, little endian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5" draw:style-name="gr7" draw:text-style-name="P1" draw:layer="layout" svg:width="2.563cm" svg:height="1.447cm" svg:x="1.723cm" svg:y="9.946cm">
          <text:p text:style-name="P3"><text:span text:style-name="T3">length</text:span></text:p>
          <text:p text:style-name="P3"><text:span text:style-name="T3">[4 bytes,</text:span></text:p>
          <text:p text:style-name="P3"><text:span text:style-name="T3"><text:s/></text:span><text:span text:style-name="T3">little endian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5" draw:style-name="gr7" draw:text-style-name="P1" draw:layer="layout" svg:width="2.563cm" svg:height="1.447cm" svg:x="4.288cm" svg:y="9.946cm">
          <text:p text:style-name="P3"><text:span text:style-name="T3">field name</text:span></text:p>
          <text:p text:style-name="P3"><text:span text:style-name="T3">[4 byte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5" draw:style-name="gr9" draw:text-style-name="P1" draw:layer="layout" svg:width="17.854cm" svg:height="1.447cm" svg:x="6.852cm" svg:y="9.946cm">
          <text:p text:style-name="P3"><text:span text:style-name="T3">value [length bytes, little endian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5" draw:style-name="gr7" draw:text-style-name="P1" draw:layer="layout" svg:width="2.563cm" svg:height="0.74cm" svg:x="6.852cm" svg:y="10.652cm">
          <text:p text:style-name="P3"><text:span text:style-name="T3">length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5" draw:style-name="gr7" draw:text-style-name="P1" draw:layer="layout" svg:width="2.563cm" svg:height="0.74cm" svg:x="9.417cm" svg:y="10.652cm">
          <text:p text:style-name="P3"><text:span text:style-name="T3">field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5" draw:style-name="gr7" draw:text-style-name="P1" draw:layer="layout" svg:width="2.563cm" svg:height="0.74cm" svg:x="11.981cm" svg:y="10.652cm">
          <text:p text:style-name="P3"><text:span text:style-name="T3">valu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5" draw:style-name="gr7" draw:text-style-name="P1" draw:layer="layout" svg:width="2.563cm" svg:height="0.74cm" svg:x="14.545cm" svg:y="10.652cm">
          <text:p text:style-name="P3"><text:span text:style-name="T3">length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5" draw:style-name="gr7" draw:text-style-name="P1" draw:layer="layout" svg:width="2.563cm" svg:height="0.74cm" svg:x="17.11cm" svg:y="10.652cm">
          <text:p text:style-name="P3"><text:span text:style-name="T3">field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5" draw:style-name="gr7" draw:text-style-name="P1" draw:layer="layout" svg:width="2.563cm" svg:height="0.74cm" svg:x="19.674cm" svg:y="10.652cm">
          <text:p text:style-name="P3"><text:span text:style-name="T3">value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5" draw:style-name="gr3" draw:text-style-name="P4" draw:layer="layout" svg:width="0.96cm" svg:height="1.101cm" svg:x="22.471cm" svg:y="10.282cm">
          <text:p text:style-name="P3"><text:span text:style-name="T1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5" draw:style-name="gr3" draw:text-style-name="P4" draw:layer="layout" svg:width="7.577cm" svg:height="1.101cm" svg:x="1.723cm" svg:y="1.605cm">
          <text:p text:style-name="P3"><text:span text:style-name="T1">Basic Field 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5" draw:style-name="gr3" draw:text-style-name="P4" draw:layer="layout" svg:width="7.577cm" svg:height="1.101cm" svg:x="1.723cm" svg:y="8.709cm">
          <text:p text:style-name="P3"><text:span text:style-name="T1">Nested Field 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5" draw:style-name="gr10" draw:text-style-name="P2" draw:layer="layout" svg:width="17.076cm" svg:height="0.001cm" svg:x="1.684cm" svg:y="5.6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0;p15" draw:style-name="gr3" draw:text-style-name="P4" draw:layer="layout" svg:width="7.577cm" svg:height="1.101cm" svg:x="7.039cm" svg:y="5.512cm">
          <text:p text:style-name="P3"><text:span text:style-name="T1">length + 8 by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5" draw:style-name="gr3" draw:text-style-name="P4" draw:layer="layout" svg:width="7.577cm" svg:height="1.101cm" svg:x="0.434cm" svg:y="0.151cm">
          <text:p text:style-name="P3"><text:span text:style-name="T1">Format of the pack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5" draw:style-name="gr3" draw:text-style-name="P4" draw:layer="layout" svg:width="0.96cm" svg:height="1.101cm" svg:x="19.674cm" svg:y="3.43cm">
          <text:p text:style-name="P3"><text:span text:style-name="T1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1;g1bc176714fc_0_40:notes" draw:style-name="gr6" draw:layer="layout" svg:width="16.932cm" svg:height="9.524cm" svg:x="1.059cm" svg:y="1.905cm" draw:page-number="3" presentation:class="page"/>
          <draw:frame draw:name="Google Shape;122;g1bc176714fc_0_4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Google Shape;147;p16" draw:style-name="gr7" draw:text-style-name="P1" draw:layer="layout" svg:width="1.972cm" svg:height="0.639cm" svg:x="2.986cm" svg:y="1.197cm">
          <text:p text:style-name="P3"><text:span text:style-name="T1">h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6" draw:style-name="gr7" draw:text-style-name="P1" draw:layer="layout" svg:width="1.972cm" svg:height="0.639cm" svg:x="3.934cm" svg:y="1.892cm">
          <text:p text:style-name="P3"><text:span text:style-name="T1">fty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6" draw:style-name="gr7" draw:text-style-name="P1" draw:layer="layout" svg:width="1.972cm" svg:height="0.639cm" svg:x="3.934cm" svg:y="2.632cm">
          <text:p text:style-name="P3"><text:span text:style-name="T1">vrs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6" draw:style-name="gr7" draw:text-style-name="P1" draw:layer="layout" svg:width="1.972cm" svg:height="0.639cm" svg:x="2.986cm" svg:y="3.372cm">
          <text:p text:style-name="P3"><text:span text:style-name="T1">sn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16" draw:style-name="gr7" draw:text-style-name="P1" draw:layer="layout" svg:width="1.972cm" svg:height="0.639cm" svg:x="3.934cm" svg:y="4.057cm">
          <text:p text:style-name="P3"><text:span text:style-name="T1">ip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16" draw:style-name="gr7" draw:text-style-name="P1" draw:layer="layout" svg:width="1.972cm" svg:height="0.639cm" svg:x="3.934cm" svg:y="4.798cm">
          <text:p text:style-name="P3"><text:span text:style-name="T1">rcv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6" draw:style-name="gr7" draw:text-style-name="P1" draw:layer="layout" svg:width="1.972cm" svg:height="0.639cm" svg:x="2.986cm" svg:y="5.483cm">
          <text:p text:style-name="P3"><text:span text:style-name="T1">sk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16" draw:style-name="gr7" draw:text-style-name="P1" draw:layer="layout" svg:width="1.972cm" svg:height="0.639cm" svg:x="3.934cm" svg:y="6.19cm">
          <text:p text:style-name="P3"><text:span text:style-name="T1">b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16" draw:style-name="gr7" draw:text-style-name="P1" draw:layer="layout" svg:width="1.972cm" svg:height="0.639cm" svg:x="4.894cm" svg:y="6.93cm">
          <text:p text:style-name="P3"><text:span text:style-name="T1">bnd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16" draw:style-name="gr7" draw:text-style-name="P1" draw:layer="layout" svg:width="1.972cm" svg:height="0.639cm" svg:x="5.907cm" svg:y="7.671cm">
          <text:p text:style-name="P3"><text:span text:style-name="T1">bn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16" draw:style-name="gr7" draw:text-style-name="P1" draw:layer="layout" svg:width="1.972cm" svg:height="0.639cm" svg:x="5.907cm" svg:y="9.168cm">
          <text:p text:style-name="P3"><text:span text:style-name="T1">tr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16" draw:style-name="gr7" draw:text-style-name="P1" draw:layer="layout" svg:width="1.972cm" svg:height="0.639cm" svg:x="4.894cm" svg:y="9.909cm">
          <text:p text:style-name="P3"><text:span text:style-name="T1">bnd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6" draw:style-name="gr7" draw:text-style-name="P1" draw:layer="layout" svg:width="1.972cm" svg:height="0.639cm" svg:x="5.907cm" svg:y="10.649cm">
          <text:p text:style-name="P3"><text:span text:style-name="T1">bn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6" draw:style-name="gr7" draw:text-style-name="P1" draw:layer="layout" svg:width="1.972cm" svg:height="0.639cm" svg:x="5.907cm" svg:y="12.147cm">
          <text:p text:style-name="P3"><text:span text:style-name="T1">tr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6" draw:style-name="gr3" draw:text-style-name="P4" draw:layer="layout" svg:width="0.96cm" svg:height="1.101cm" draw:transform="rotate (-1.5707963267949) translate (7.312cm 12.888cm)">
          <text:p text:style-name="P3"><text:span text:style-name="T1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6" draw:style-name="gr3" draw:text-style-name="P4" draw:layer="layout" svg:width="19.109cm" svg:height="1.101cm" svg:x="2.763cm" svg:y="0.031cm">
          <text:p text:style-name="P3"><text:span text:style-name="T1">Structure of fields in the `skdf` packet from the mobile app. (in version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16" draw:style-name="gr3" draw:text-style-name="P4" draw:layer="layout" svg:width="7.577cm" svg:height="1.016cm" svg:x="9.328cm" svg:y="0.961cm">
          <text:p text:style-name="P3"><text:span text:style-name="T4">… </text:span><text:span text:style-name="T4">header s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16" draw:style-name="gr3" draw:text-style-name="P4" draw:layer="layout" svg:width="10.695cm" svg:height="1.016cm" svg:x="9.328cm" svg:y="1.656cm">
          <text:p text:style-name="P3"><text:span text:style-name="T4">… </text:span><text:span text:style-name="T4">format type. currently “sony motion format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16" draw:style-name="gr3" draw:text-style-name="P4" draw:layer="layout" svg:width="9.997cm" svg:height="1.016cm" svg:x="9.328cm" svg:y="2.439cm">
          <text:p text:style-name="P3"><text:span text:style-name="T4">… </text:span><text:span text:style-name="T4">version number (in 1 byte). currently “1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16" draw:style-name="gr3" draw:text-style-name="P4" draw:layer="layout" svg:width="7.577cm" svg:height="1.016cm" svg:x="9.328cm" svg:y="3.179cm">
          <text:p text:style-name="P3"><text:span text:style-name="T4">… </text:span><text:span text:style-name="T4">sender information s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16" draw:style-name="gr3" draw:text-style-name="P4" draw:layer="layout" svg:width="11.221cm" svg:height="1.016cm" svg:x="9.328cm" svg:y="4.415cm">
          <text:p text:style-name="P3"><text:span text:style-name="T4">… </text:span><text:span text:style-name="T4">receiver’s port number (in 2 bytes) e.g. 1235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16" draw:style-name="gr3" draw:text-style-name="P4" draw:layer="layout" svg:width="9.313cm" svg:height="1.016cm" svg:x="9.328cm" svg:y="3.772cm">
          <text:p text:style-name="P3"><text:span text:style-name="T4">… </text:span><text:span text:style-name="T4">ip addresses (in 8 byt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16" draw:style-name="gr3" draw:text-style-name="P4" draw:layer="layout" svg:width="9.313cm" svg:height="1.016cm" svg:x="9.328cm" svg:y="5.29cm">
          <text:p text:style-name="P3"><text:span text:style-name="T4">… </text:span><text:span text:style-name="T4">transformation frame s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16" draw:style-name="gr3" draw:text-style-name="P4" draw:layer="layout" svg:width="9.313cm" svg:height="1.016cm" svg:x="9.328cm" svg:y="5.888cm">
          <text:p text:style-name="P3"><text:span text:style-name="T4">… </text:span><text:span text:style-name="T4">list of bone transform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16" draw:style-name="gr3" draw:text-style-name="P4" draw:layer="layout" svg:width="9.313cm" svg:height="1.016cm" svg:x="9.328cm" svg:y="6.695cm">
          <text:p text:style-name="P3"><text:span text:style-name="T4">… </text:span><text:span text:style-name="T4">bone transformation definition s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16" draw:style-name="gr3" draw:text-style-name="P4" draw:layer="layout" svg:width="9.313cm" svg:height="1.016cm" svg:x="9.328cm" svg:y="7.388cm">
          <text:p text:style-name="P3"><text:span text:style-name="T4">… </text:span><text:span text:style-name="T4">bone id (in 2 byt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16" draw:style-name="gr3" draw:text-style-name="P4" draw:layer="layout" svg:width="9.313cm" svg:height="1.016cm" svg:x="9.328cm" svg:y="8.975cm">
          <text:p text:style-name="P3"><text:span text:style-name="T4">… </text:span><text:span text:style-name="T4">transformation values (7 floating valu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16" draw:style-name="gr10" draw:text-style-name="P2" draw:layer="layout" svg:width="0.001cm" svg:height="6.822cm" svg:x="4.342cm" svg:y="6.9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5;p16" draw:style-name="gr3" draw:text-style-name="P4" draw:layer="layout" svg:width="2.854cm" svg:height="1.693cm" svg:x="1.355cm" svg:y="8.617cm">
          <text:p text:style-name="P3"><text:span text:style-name="T1">iterate</text:span></text:p>
          <text:p text:style-name="P3"><text:span text:style-name="T1">27 it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16" draw:style-name="gr7" draw:text-style-name="P1" draw:layer="layout" svg:width="1.972cm" svg:height="0.639cm" svg:x="5.907cm" svg:y="8.42cm">
          <text:p text:style-name="P3"><text:span text:style-name="T1">pb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16" draw:style-name="gr3" draw:text-style-name="P4" draw:layer="layout" svg:width="9.313cm" svg:height="1.016cm" svg:x="9.328cm" svg:y="8.101cm">
          <text:p text:style-name="P3"><text:span text:style-name="T4">… </text:span><text:span text:style-name="T4">?? id (in 2 byt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16" draw:style-name="gr7" draw:text-style-name="P1" draw:layer="layout" svg:width="1.972cm" svg:height="0.639cm" svg:x="5.907cm" svg:y="11.398cm">
          <text:p text:style-name="P3"><text:span text:style-name="T1">bn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4;g1bc176714fc_0_59:notes" draw:style-name="gr6" draw:layer="layout" svg:width="16.932cm" svg:height="9.524cm" svg:x="1.059cm" svg:y="1.905cm" draw:page-number="4" presentation:class="page"/>
          <draw:frame draw:name="Google Shape;145;g1bc176714fc_0_59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custom-shape draw:name="Google Shape;183;p17" draw:style-name="gr7" draw:text-style-name="P1" draw:layer="layout" svg:width="1.972cm" svg:height="0.639cm" svg:x="2.986cm" svg:y="1.197cm">
          <text:p text:style-name="P3"><text:span text:style-name="T1">h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17" draw:style-name="gr7" draw:text-style-name="P1" draw:layer="layout" svg:width="1.972cm" svg:height="0.639cm" svg:x="3.934cm" svg:y="1.892cm">
          <text:p text:style-name="P3"><text:span text:style-name="T1">fty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17" draw:style-name="gr7" draw:text-style-name="P1" draw:layer="layout" svg:width="1.972cm" svg:height="0.639cm" svg:x="3.934cm" svg:y="2.632cm">
          <text:p text:style-name="P3"><text:span text:style-name="T1">vrs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17" draw:style-name="gr7" draw:text-style-name="P1" draw:layer="layout" svg:width="1.972cm" svg:height="0.639cm" svg:x="2.986cm" svg:y="3.372cm">
          <text:p text:style-name="P3"><text:span text:style-name="T1">sn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17" draw:style-name="gr7" draw:text-style-name="P1" draw:layer="layout" svg:width="1.972cm" svg:height="0.639cm" svg:x="3.934cm" svg:y="4.057cm">
          <text:p text:style-name="P3"><text:span text:style-name="T1">ip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17" draw:style-name="gr7" draw:text-style-name="P1" draw:layer="layout" svg:width="1.972cm" svg:height="0.639cm" svg:x="3.934cm" svg:y="4.798cm">
          <text:p text:style-name="P3"><text:span text:style-name="T1">rcv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17" draw:style-name="gr7" draw:text-style-name="P1" draw:layer="layout" svg:width="1.972cm" svg:height="0.639cm" svg:x="2.986cm" svg:y="5.483cm">
          <text:p text:style-name="P3"><text:span text:style-name="T1">f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17" draw:style-name="gr7" draw:text-style-name="P1" draw:layer="layout" svg:width="1.972cm" svg:height="0.639cm" svg:x="3.934cm" svg:y="6.168cm">
          <text:p text:style-name="P3"><text:span text:style-name="T1">fn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17" draw:style-name="gr7" draw:text-style-name="P1" draw:layer="layout" svg:width="1.972cm" svg:height="0.639cm" svg:x="3.934cm" svg:y="6.909cm">
          <text:p text:style-name="P3"><text:span text:style-name="T1">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17" draw:style-name="gr7" draw:text-style-name="P1" draw:layer="layout" svg:width="1.972cm" svg:height="0.639cm" svg:x="3.934cm" svg:y="7.649cm">
          <text:p text:style-name="P3"><text:span text:style-name="T1">bt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17" draw:style-name="gr7" draw:text-style-name="P1" draw:layer="layout" svg:width="1.972cm" svg:height="0.639cm" svg:x="4.894cm" svg:y="8.389cm">
          <text:p text:style-name="P3"><text:span text:style-name="T1">btd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17" draw:style-name="gr7" draw:text-style-name="P1" draw:layer="layout" svg:width="1.972cm" svg:height="0.639cm" svg:x="5.907cm" svg:y="9.129cm">
          <text:p text:style-name="P3"><text:span text:style-name="T1">bn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17" draw:style-name="gr7" draw:text-style-name="P1" draw:layer="layout" svg:width="1.972cm" svg:height="0.639cm" svg:x="5.907cm" svg:y="9.87cm">
          <text:p text:style-name="P3"><text:span text:style-name="T1">tr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17" draw:style-name="gr7" draw:text-style-name="P1" draw:layer="layout" svg:width="1.972cm" svg:height="0.639cm" svg:x="4.894cm" svg:y="10.611cm">
          <text:p text:style-name="P3"><text:span text:style-name="T1">btd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17" draw:style-name="gr7" draw:text-style-name="P1" draw:layer="layout" svg:width="1.972cm" svg:height="0.639cm" svg:x="5.907cm" svg:y="11.351cm">
          <text:p text:style-name="P3"><text:span text:style-name="T1">bn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17" draw:style-name="gr7" draw:text-style-name="P1" draw:layer="layout" svg:width="1.972cm" svg:height="0.639cm" svg:x="5.907cm" svg:y="12.092cm">
          <text:p text:style-name="P3"><text:span text:style-name="T1">tr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17" draw:style-name="gr3" draw:text-style-name="P4" draw:layer="layout" svg:width="0.96cm" svg:height="1.101cm" draw:transform="rotate (-1.5707963267949) translate (7.312cm 12.832cm)">
          <text:p text:style-name="P3"><text:span text:style-name="T1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17" draw:style-name="gr3" draw:text-style-name="P4" draw:layer="layout" svg:width="17.862cm" svg:height="1.101cm" svg:x="2.763cm" svg:y="0.031cm">
          <text:p text:style-name="P3"><text:span text:style-name="T1">Structure of fields in the `fram` packet from the mobile app. (in version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17" draw:style-name="gr3" draw:text-style-name="P4" draw:layer="layout" svg:width="7.577cm" svg:height="1.016cm" svg:x="9.328cm" svg:y="0.961cm">
          <text:p text:style-name="P3"><text:span text:style-name="T4">… </text:span><text:span text:style-name="T4">header s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17" draw:style-name="gr3" draw:text-style-name="P4" draw:layer="layout" svg:width="10.695cm" svg:height="1.016cm" svg:x="9.328cm" svg:y="1.656cm">
          <text:p text:style-name="P3"><text:span text:style-name="T4">… </text:span><text:span text:style-name="T4">format type. currently “sony motion format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17" draw:style-name="gr3" draw:text-style-name="P4" draw:layer="layout" svg:width="9.997cm" svg:height="1.016cm" svg:x="9.328cm" svg:y="2.439cm">
          <text:p text:style-name="P3"><text:span text:style-name="T4">… </text:span><text:span text:style-name="T4">version number (in 1 byte). currently “1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17" draw:style-name="gr3" draw:text-style-name="P4" draw:layer="layout" svg:width="7.577cm" svg:height="1.016cm" svg:x="9.328cm" svg:y="3.179cm">
          <text:p text:style-name="P3"><text:span text:style-name="T4">… </text:span><text:span text:style-name="T4">sender information s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17" draw:style-name="gr3" draw:text-style-name="P4" draw:layer="layout" svg:width="11.221cm" svg:height="1.016cm" svg:x="9.328cm" svg:y="4.415cm">
          <text:p text:style-name="P3"><text:span text:style-name="T4">… </text:span><text:span text:style-name="T4">receiver’s port number (in 2 bytes) e.g. 1235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17" draw:style-name="gr3" draw:text-style-name="P4" draw:layer="layout" svg:width="9.313cm" svg:height="1.016cm" svg:x="9.328cm" svg:y="3.772cm">
          <text:p text:style-name="P3"><text:span text:style-name="T4">… </text:span><text:span text:style-name="T4">ip addresses (in 8 byt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17" draw:style-name="gr3" draw:text-style-name="P4" draw:layer="layout" svg:width="9.313cm" svg:height="1.016cm" svg:x="9.328cm" svg:y="5.29cm">
          <text:p text:style-name="P3"><text:span text:style-name="T4">… </text:span><text:span text:style-name="T4">transformation frame s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17" draw:style-name="gr3" draw:text-style-name="P4" draw:layer="layout" svg:width="9.313cm" svg:height="1.016cm" svg:x="9.328cm" svg:y="5.975cm">
          <text:p text:style-name="P3"><text:span text:style-name="T4">… </text:span><text:span text:style-name="T4">frame number (in 4 byt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17" draw:style-name="gr3" draw:text-style-name="P4" draw:layer="layout" svg:width="9.313cm" svg:height="1.016cm" svg:x="9.328cm" svg:y="6.631cm">
          <text:p text:style-name="P3"><text:span text:style-name="T4">… </text:span><text:span text:style-name="T4">time stamp (in 4 byt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17" draw:style-name="gr3" draw:text-style-name="P4" draw:layer="layout" svg:width="9.313cm" svg:height="1.016cm" svg:x="9.328cm" svg:y="7.346cm">
          <text:p text:style-name="P3"><text:span text:style-name="T4">… </text:span><text:span text:style-name="T4">list of bone transform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17" draw:style-name="gr3" draw:text-style-name="P4" draw:layer="layout" svg:width="9.313cm" svg:height="1.016cm" svg:x="9.328cm" svg:y="8.154cm">
          <text:p text:style-name="P3"><text:span text:style-name="T4">… </text:span><text:span text:style-name="T4">bone transformation definition s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17" draw:style-name="gr3" draw:text-style-name="P4" draw:layer="layout" svg:width="9.313cm" svg:height="1.016cm" svg:x="9.328cm" svg:y="8.846cm">
          <text:p text:style-name="P3"><text:span text:style-name="T4">… </text:span><text:span text:style-name="T4">bone id (in 2 byt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17" draw:style-name="gr3" draw:text-style-name="P4" draw:layer="layout" svg:width="9.313cm" svg:height="1.016cm" svg:x="9.328cm" svg:y="9.677cm">
          <text:p text:style-name="P3"><text:span text:style-name="T4">… </text:span><text:span text:style-name="T4">transformation values (7 floating valu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17" draw:style-name="gr10" draw:text-style-name="P2" draw:layer="layout" svg:width="0.001cm" svg:height="5.459cm" svg:x="4.342cm" svg:y="8.4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5;p17" draw:style-name="gr3" draw:text-style-name="P4" draw:layer="layout" svg:width="2.854cm" svg:height="1.693cm" svg:x="1.355cm" svg:y="10.076cm">
          <text:p text:style-name="P3"><text:span text:style-name="T1">iterate</text:span></text:p>
          <text:p text:style-name="P3"><text:span text:style-name="T1">27 it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0;g1bc41fa39ee_0_0:notes" draw:style-name="gr6" draw:layer="layout" svg:width="16.932cm" svg:height="9.524cm" svg:x="1.059cm" svg:y="1.905cm" draw:page-number="5" presentation:class="page"/>
          <draw:frame draw:name="Google Shape;181;g1bc41fa39ee_0_0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custom-shape draw:name="Google Shape;220;p18" draw:style-name="gr7" draw:text-style-name="P1" draw:layer="layout" svg:width="2.563cm" svg:height="2.359cm" svg:x="3.911cm" svg:y="4.168cm">
          <text:p text:style-name="P3"><text:span text:style-name="T3">field</text:span></text:p>
          <text:p text:style-name="P3"><text:span text:style-name="T5">“</text:span><text:span text:style-name="T5">tran”</text:span></text:p>
          <text:p text:style-name="P3"><text:span text:style-name="T6">[ASCII text, </text:span></text:p>
          <text:p text:style-name="P3"><text:span text:style-name="T6">4 byte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18" draw:style-name="gr7" draw:text-style-name="P1" draw:layer="layout" svg:width="2.563cm" svg:height="1.578cm" svg:x="6.475cm" svg:y="4.949cm">
          <text:p text:style-name="P3"><text:span text:style-name="T3">rotation x</text:span></text:p>
          <text:p text:style-name="P3"><text:span text:style-name="T6">[float, 4 bytes, little endian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18" draw:style-name="gr7" draw:text-style-name="P1" draw:layer="layout" svg:width="2.563cm" svg:height="1.578cm" svg:x="9.039cm" svg:y="4.949cm">
          <text:p text:style-name="P3"><text:span text:style-name="T3">rotation y</text:span></text:p>
          <text:p text:style-name="P3"><text:span text:style-name="T6">[float, 4 bytes, little endian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18" draw:style-name="gr7" draw:text-style-name="P1" draw:layer="layout" svg:width="2.563cm" svg:height="1.578cm" svg:x="11.604cm" svg:y="4.949cm">
          <text:p text:style-name="P3"><text:span text:style-name="T3">rotation z</text:span></text:p>
          <text:p text:style-name="P3"><text:span text:style-name="T6">[float, 4 bytes, little endian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18" draw:style-name="gr7" draw:text-style-name="P1" draw:layer="layout" svg:width="2.563cm" svg:height="1.578cm" svg:x="14.168cm" svg:y="4.949cm">
          <text:p text:style-name="P3"><text:span text:style-name="T3">rotation w</text:span></text:p>
          <text:p text:style-name="P3"><text:span text:style-name="T6">[float, 4 bytes, little endian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18" draw:style-name="gr7" draw:text-style-name="P1" draw:layer="layout" svg:width="2.563cm" svg:height="1.578cm" svg:x="16.732cm" svg:y="4.949cm">
          <text:p text:style-name="P3"><text:span text:style-name="T3">position x</text:span></text:p>
          <text:p text:style-name="P3"><text:span text:style-name="T6">[float, 4 bytes, little endian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18" draw:style-name="gr7" draw:text-style-name="P1" draw:layer="layout" svg:width="2.563cm" svg:height="1.578cm" svg:x="19.297cm" svg:y="4.949cm">
          <text:p text:style-name="P3"><text:span text:style-name="T3">position y</text:span></text:p>
          <text:p text:style-name="P3"><text:span text:style-name="T6">[float, 4 bytes, little endian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18" draw:style-name="gr7" draw:text-style-name="P1" draw:layer="layout" svg:width="2.563cm" svg:height="1.578cm" svg:x="21.861cm" svg:y="4.949cm">
          <text:p text:style-name="P3"><text:span text:style-name="T3">position z</text:span></text:p>
          <text:p text:style-name="P3"><text:span text:style-name="T6">[float, 4 bytes, little endian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18" draw:style-name="gr10" draw:text-style-name="P2" draw:layer="layout" svg:width="7.697cm" svg:height="0.001cm" svg:x="16.713cm" svg:y="6.9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9;p18" draw:style-name="gr10" draw:text-style-name="P2" draw:layer="layout" svg:width="10.252cm" svg:height="0.001cm" svg:x="6.475cm" svg:y="6.9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0;p18" draw:style-name="gr3" draw:text-style-name="P4" draw:layer="layout" svg:width="8.075cm" svg:height="1.101cm" svg:x="8.132cm" svg:y="7.151cm">
          <text:p text:style-name="P3"><text:span text:style-name="T1">Local rotation (quartern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18" draw:style-name="gr3" draw:text-style-name="P4" draw:layer="layout" svg:width="5.075cm" svg:height="1.101cm" svg:x="17.008cm" svg:y="7.151cm">
          <text:p text:style-name="P3"><text:span text:style-name="T1">Local pos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18" draw:style-name="gr3" draw:text-style-name="P4" draw:layer="layout" svg:width="8.075cm" svg:height="1.101cm" svg:x="1.094cm" svg:y="3.057cm">
          <text:p text:style-name="P3"><text:span text:style-name="T1">Detailed Structure of </text:span><text:span text:style-name="T7">“tran”</text:span><text:span text:style-name="T1"> fie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18" draw:style-name="gr7" draw:text-style-name="P1" draw:layer="layout" svg:width="2.563cm" svg:height="2.359cm" svg:x="1.346cm" svg:y="4.168cm">
          <text:p text:style-name="P3"><text:span text:style-name="T3">length</text:span></text:p>
          <text:p text:style-name="P3"><text:span text:style-name="T5">“</text:span><text:span text:style-name="T5">28”</text:span></text:p>
          <text:p text:style-name="P3"><text:span text:style-name="T6">[int, 4 bytes, little endian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18" draw:style-name="gr7" draw:text-style-name="P1" draw:layer="layout" svg:width="17.949cm" svg:height="0.78cm" svg:x="6.475cm" svg:y="4.168cm">
          <text:p text:style-name="P3"><text:span text:style-name="T3">value [28 byte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7;g1bc41fa39ee_0_39:notes" draw:style-name="gr6" draw:layer="layout" svg:width="16.932cm" svg:height="9.524cm" svg:x="1.059cm" svg:y="1.905cm" draw:page-number="6" presentation:class="page"/>
          <draw:frame draw:name="Google Shape;218;g1bc41fa39ee_0_39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 PLUS 1p" svg:font-family="'M PLUS 1p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49;p1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2"/>
    <meta:generator>LibreOfficeDev/6.0.5.2$Linux_X86_64 LibreOffice_project/</meta:generator>
  </office:meta>
</office:document-meta>
</file>